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D0000020CA307E5A7FFA3EA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i" svg:font-family="Ani" style:font-pitch="variable"/>
    <style:font-face style:name="Ani1" svg:font-family="Ani" style:font-adornments="Bold" style:font-pitch="variable"/>
    <style:font-face style:name="Ani2" svg:font-family="Ani" style:font-adornments="Regular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Math1" svg:font-family="'Latin Modern Math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-color="#8fb7e3" draw:textarea-horizontal-align="justify" draw:textarea-vertical-align="middle" draw:auto-grow-height="false" fo:min-height="0.385cm" fo:min-width="0.643cm"/>
    </style:style>
    <style:style style:name="gr3" style:family="graphic" style:parent-style-name="standard">
      <style:graphic-properties draw:stroke="none" svg:stroke-color="#000000" draw:fill="none" draw:fill-color="#8bbcf1" fo:min-height="1.068cm"/>
    </style:style>
    <style:style style:name="P1" style:family="paragraph">
      <style:paragraph-properties fo:text-align="center"/>
    </style:style>
    <style:style style:name="P2" style:family="paragraph">
      <loext:graphic-properties draw:fill-color="#8fb7e3"/>
      <style:paragraph-properties fo:text-align="center"/>
    </style:style>
    <style:style style:name="P3" style:family="paragraph">
      <loext:graphic-properties draw:fill="none" draw:fill-color="#8bbcf1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style:font-name="Ani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6.273cm" svg:height="10.699cm" svg:x="0.111cm" svg:y="0.111cm">
            <draw:image xlink:href="Pictures/100002010000031D0000020CA307E5A7FFA3EA73.png" xlink:type="simple" xlink:show="embed" xlink:actuate="onLoad" loext:mime-type="image/png">
              <text:p/>
            </draw:image>
          </draw:frame>
          <draw:g>
            <draw:custom-shape draw:style-name="gr2" draw:text-style-name="P2" draw:layer="layout" svg:width="1.143cm" svg:height="0.635cm" svg:x="8.867cm" svg:y="4.38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1.905cm" svg:height="1.318cm" svg:x="8.74cm" svg:y="4cm">
              <draw:text-box>
                <text:p><text:span text:style-name="T1">r</text:span><text:span text:style-name="T2">’</text:span><text:span text:style-name="T1">-</text:span><text:span text:style-name="T1">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i" svg:font-family="Ani" style:font-pitch="variable"/>
    <style:font-face style:name="Ani1" svg:font-family="Ani" style:font-adornments="Bold" style:font-pitch="variable"/>
    <style:font-face style:name="Ani2" svg:font-family="Ani" style:font-adornments="Regular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Math1" svg:font-family="'Latin Modern Math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0" draw:display-name="Gradient 20" draw:style="radial" draw:cx="50%" draw:cy="50%" draw:start-color="#ffffff" draw:end-color="#729fcf" draw:start-intensity="100%" draw:end-intensity="100%" draw:border="44%"/>
    <draw:marker draw:name="Arrow" svg:viewBox="0 0 20 30" svg:d="M10 0l-10 30h20z"/>
    <draw:marker draw:name="Arrowheads_20_1" draw:display-name="Arrowheads 1" svg:viewBox="0 0 1524 1397" svg:d="M0 1397l1524-1397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6.51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4:34:41.360090019</meta:creation-date>
    <dc:date>2020-11-07T12:30:36.865996259</dc:date>
    <meta:editing-duration>PT2H31M59S</meta:editing-duration>
    <meta:editing-cycles>23</meta:editing-cycles>
    <meta:generator>LibreOffice/6.1.5.2$Linux_X86_64 LibreOffice_project/10$Build-2</meta:generator>
    <meta:document-statistic meta:object-count="5"/>
  </office:meta>
</office:document-meta>
</file>